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3e1d5" officeooo:paragraph-rsid="0013e1d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13e1d5" officeooo:paragraph-rsid="0013e1d5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3e1d5" officeooo:paragraph-rsid="0013e1d5" style:font-weight-asian="normal" style:font-weight-complex="normal"/>
    </style:style>
    <style:style style:name="T1" style:family="text">
      <style:text-properties officeooo:rsid="00150c19"/>
    </style:style>
    <style:style style:name="T2" style:family="text">
      <style:text-properties officeooo:rsid="00150c19" fo:background-color="#ffff00" loext:char-shading-value="0"/>
    </style:style>
    <style:style style:name="T3" style:family="text">
      <style:text-properties officeooo:rsid="00150c19" fo:background-color="#ffff00" loext:char-shading-value="0"/>
    </style:style>
    <style:style style:name="T4" style:family="text">
      <style:text-properties officeooo:rsid="001b52b4" fo:background-color="#ffff00" loext:char-shading-value="0"/>
    </style:style>
    <style:style style:name="T5" style:family="text">
      <style:text-properties officeooo:rsid="001cd53d" fo:background-color="#ffff00" loext:char-shading-value="0"/>
    </style:style>
    <style:style style:name="T6" style:family="text">
      <style:text-properties officeooo:rsid="001cd5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on-Argon Cross Section Measurement at ProtoDUNE</text:p>
      <text:p text:style-name="P2">Jake Calcutt</text:p>
      <text:p text:style-name="P2">Michigan State University</text:p>
      <text:p text:style-name="P2"/>
      <text:p text:style-name="P3">Neutrino energy reconstruction is one of the largest sources of uncertainty in modern neutrino</text:p>
      <text:p text:style-name="P3">oscillation experiments. The neutrino oscillation probability is a function of the <text:span text:style-name="T6">neutrino</text:span> energy, and uncertainty in determining this energy limits the precision of measuring theoretical oscillation parameters. <text:span text:style-name="T1">This energy is estimated through identifying the final state particles produced by neutrino-nucleus interactions, and can be wrongly estimated when these particles undergo interactions in the detector medium – </text:span><text:span text:style-name="T3">also known</text:span><text:span text:style-name="T1"> </text:span><text:span text:style-name="T3">(→ these are known)</text:span><text:span text:style-name="T1"> as Secondary Interactions. </text:span>Accurate energy reconstruction is fundamental to the success of the upcoming Deep Underground Neutrino Experiment (DUNE). <text:s/><text:span text:style-name="T1">ProtoDUNE - a prototype of the DUNE Far Detector - has recently finished its first beam run, and the collected beam data can be used to measure the pion-Argon interaction cross section. This measurement will improve </text:span><text:span text:style-name="T3">modeling </text:span><text:span text:style-name="T5">(→ our understanding)</text:span><text:span text:style-name="T1"> of pion interactions, such that DUNE can sufficiently account for these Secondary Interactions when reconstructing neutrino energy. I</text:span><text:span text:style-name="T2">t will also test</text:span><text:span text:style-name="T4">(improve,etc.)</text:span><text:span text:style-name="T2"> the ability for DUNE and ProtoDUNE’s detector technology – liquid Argon Time Projection Chambers – to identify pions.</text:span><text:span text:style-name="T1"> I propose to complete </text:span><text:span text:style-name="T3">this measurement</text:span><text:span text:style-name="T5"> (→ a measurement of this type)</text:span><text:span text:style-name="T1"> as a Visiting Scholar to Fermilab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09:54:42.321383000</meta:creation-date>
    <dc:date>2019-01-27T08:02:53.025556710</dc:date>
    <meta:editing-duration>PT23M3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200" meta:character-count="1418" meta:non-whitespace-character-count="1218"/>
  </office:meta>
</office:document-meta>
</file>